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Devanagari1" svg:font-family="'Lohit Devanagari'"/>
    <style:font-face style:name="Verdana1" svg:font-family="Verdana, sans-serif"/>
    <style:font-face style:name="Abyssinica SIL" svg:font-family="'Abyssinica SIL'" style:font-pitch="variable"/>
    <style:font-face style:name="Vemana2000" svg:font-family="Vemana2000" style:font-pitch="variable"/>
    <style:font-face style:name="aakar" svg:font-family="aakar"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aakar" fo:font-size="14pt" style:text-underline-style="solid" style:text-underline-width="auto" style:text-underline-color="font-color" fo:font-weight="bold" officeooo:rsid="00194de1" officeooo:paragraph-rsid="00194de1" style:font-size-asian="12.25pt" style:font-weight-asian="bold" style:font-size-complex="14pt" style:font-weight-complex="bold"/>
    </style:style>
    <style:style style:name="P2" style:family="paragraph" style:parent-style-name="Standard">
      <style:paragraph-properties fo:text-align="justify" style:justify-single-word="false"/>
      <style:text-properties style:font-name="Vemana2000" fo:font-size="11pt" style:text-underline-style="none" fo:font-weight="normal" officeooo:paragraph-rsid="0018e064" style:font-size-asian="11pt" style:font-weight-asian="normal" style:font-size-complex="11pt" style:font-weight-complex="normal"/>
    </style:style>
    <style:style style:name="P3" style:family="paragraph" style:parent-style-name="Standard">
      <style:paragraph-properties fo:text-align="justify" style:justify-single-word="false"/>
      <style:text-properties style:font-name="Vemana2000" fo:font-size="11pt" style:text-underline-style="none" fo:font-weight="normal" officeooo:rsid="0018e064" officeooo:paragraph-rsid="0018e064"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Vemana2000" fo:font-size="11pt" fo:font-weight="normal" officeooo:paragraph-rsid="0018e064" style:font-size-asian="11pt" style:font-size-complex="11pt"/>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officeooo:paragraph-rsid="0018e064" style:font-size-asian="16pt" style:font-weight-asian="bold"/>
    </style:style>
    <style:style style:name="P6" style:family="paragraph" style:parent-style-name="Standard">
      <style:paragraph-properties fo:text-align="justify" style:justify-single-word="false"/>
      <style:text-properties fo:font-size="14pt" style:text-underline-style="solid" style:text-underline-width="auto" style:text-underline-color="font-color" fo:font-weight="bold" officeooo:paragraph-rsid="0018e064" style:font-size-asian="14pt" style:font-weight-asian="bold"/>
    </style:style>
    <style:style style:name="P7" style:family="paragraph" style:parent-style-name="Standard">
      <style:paragraph-properties fo:text-align="justify" style:justify-single-word="false"/>
      <style:text-properties fo:font-variant="normal" fo:text-transform="none" fo:color="#000000" style:font-name="aakar" fo:font-size="14pt" fo:letter-spacing="normal" fo:font-style="normal" fo:font-weight="normal" officeooo:rsid="0018e064" officeooo:paragraph-rsid="0018e064" style:font-size-asian="14pt" style:font-size-complex="14pt"/>
    </style:style>
    <style:style style:name="P8" style:family="paragraph" style:parent-style-name="Text_20_body">
      <style:paragraph-properties fo:orphans="2" fo:widows="2"/>
      <style:text-properties fo:font-variant="normal" fo:text-transform="none" fo:color="#000000" style:font-name="aakar" fo:font-size="13pt" fo:letter-spacing="normal" fo:font-style="normal" fo:font-weight="normal" style:font-size-asian="13pt" style:font-size-complex="13pt"/>
    </style:style>
    <style:style style:name="P9" style:family="paragraph" style:parent-style-name="Text_20_body">
      <style:paragraph-properties fo:orphans="2" fo:widows="2"/>
      <style:text-properties fo:font-variant="normal" fo:text-transform="none" fo:color="#000000" style:font-name="aakar" fo:font-size="14pt" fo:letter-spacing="normal" fo:font-style="normal" fo:font-weight="bold" style:font-size-asian="14pt" style:font-weight-asian="bold" style:font-size-complex="14pt" style:font-weight-complex="bold"/>
    </style:style>
    <style:style style:name="P10" style:family="paragraph" style:parent-style-name="Text_20_body">
      <style:paragraph-properties fo:orphans="2" fo:widows="2"/>
      <style:text-properties fo:font-variant="normal" fo:text-transform="none" fo:color="#000000" style:font-name="aakar" fo:font-size="14pt" fo:letter-spacing="normal" fo:font-style="normal" fo:font-weight="bold" officeooo:rsid="00194e31" officeooo:paragraph-rsid="00194e31" style:font-size-asian="14pt" style:font-weight-asian="bold" style:font-size-complex="14pt" style:font-weight-complex="bold"/>
    </style:style>
    <style:style style:name="P11" style:family="paragraph" style:parent-style-name="Text_20_body">
      <style:paragraph-properties fo:orphans="2" fo:widows="2"/>
      <style:text-properties fo:font-variant="normal" fo:text-transform="none" fo:color="#000000" style:font-name="aakar" fo:font-size="14pt" fo:letter-spacing="normal" fo:font-style="normal" fo:font-weight="normal" officeooo:rsid="00194e31" officeooo:paragraph-rsid="00194e31" style:font-size-asian="14pt" style:font-weight-asian="normal" style:font-size-complex="14pt" style:font-weight-complex="normal"/>
    </style:style>
    <style:style style:name="P12" style:family="paragraph" style:parent-style-name="Heading_20_3">
      <style:paragraph-properties fo:orphans="2" fo:widows="2"/>
      <style:text-properties fo:font-variant="normal" fo:text-transform="none" fo:color="#000000" style:font-name="aakar" fo:font-size="14pt" fo:letter-spacing="normal" fo:font-style="normal" fo:font-weight="bold" style:font-size-asian="14pt" style:font-weight-asian="bold" style:font-size-complex="14pt" style:font-weight-complex="bold"/>
    </style:style>
    <style:style style:name="P13" style:family="paragraph" style:parent-style-name="Heading_20_3">
      <style:paragraph-properties fo:text-align="justify" style:justify-single-word="false"/>
      <style:text-properties fo:font-variant="normal" fo:text-transform="none" fo:color="#000000" style:font-name="Abyssinica SIL" fo:font-size="13pt" fo:letter-spacing="normal" fo:font-style="normal" fo:font-weight="bold" officeooo:rsid="0018e064" officeooo:paragraph-rsid="0018e064" style:font-size-asian="13pt" style:font-weight-asian="bold" style:font-size-complex="13pt" style:font-weight-complex="bold"/>
    </style:style>
    <style:style style:name="P14" style:family="paragraph" style:parent-style-name="Standard">
      <style:paragraph-properties fo:margin-left="0in" fo:margin-right="0in" fo:margin-top="0.1945in" fo:margin-bottom="0.1945in" loext:contextual-spacing="false" fo:line-height="150%" fo:text-indent="0.25in" style:auto-text-indent="false"/>
      <style:text-properties style:font-name="aakar" fo:font-size="14pt" style:text-underline-style="solid" style:text-underline-width="auto" style:text-underline-color="font-color" fo:font-weight="bold" officeooo:paragraph-rsid="00198e72" style:font-size-asian="14pt" style:font-weight-asian="bold" style:font-size-complex="14pt"/>
    </style:style>
    <style:style style:name="P15" style:family="paragraph" style:parent-style-name="Standard">
      <style:paragraph-properties fo:text-align="justify" style:justify-single-word="false"/>
      <style:text-properties style:font-name="Vemana2000" fo:font-size="11pt" fo:font-style="normal" style:text-underline-style="none" fo:font-weight="normal" officeooo:rsid="0018e064" officeooo:paragraph-rsid="0018e064" style:font-size-asian="11pt" style:font-style-asian="normal" style:font-weight-asian="normal" style:font-size-complex="11pt" style:font-style-complex="normal" style:font-weight-complex="normal"/>
    </style:style>
    <style:style style:name="P16" style:family="paragraph" style:parent-style-name="Standard" style:list-style-name="L3">
      <style:paragraph-properties fo:margin-top="0.1945in" fo:margin-bottom="0in" loext:contextual-spacing="false" fo:line-height="150%"/>
      <style:text-properties style:font-name="Verdana" fo:font-size="11pt" officeooo:paragraph-rsid="00198e72" style:font-size-asian="11pt" style:font-size-complex="11pt"/>
    </style:style>
    <style:style style:name="P17" style:family="paragraph" style:parent-style-name="Standard" style:list-style-name="L3">
      <style:paragraph-properties fo:margin-top="0in" fo:margin-bottom="0in" loext:contextual-spacing="false" fo:line-height="150%"/>
      <style:text-properties style:font-name="Verdana" fo:font-size="11pt" officeooo:paragraph-rsid="00198e72" style:font-size-asian="11pt" style:font-size-complex="11pt"/>
    </style:style>
    <style:style style:name="P18" style:family="paragraph" style:parent-style-name="Standard" style:list-style-name="L3">
      <style:paragraph-properties fo:margin-top="0in" fo:margin-bottom="0in" loext:contextual-spacing="false" fo:line-height="150%"/>
      <style:text-properties officeooo:paragraph-rsid="00198e72"/>
    </style:style>
    <style:style style:name="P19" style:family="paragraph" style:parent-style-name="Standard" style:list-style-name="L3">
      <style:paragraph-properties fo:margin-top="0in" fo:margin-bottom="0in" loext:contextual-spacing="false" fo:line-height="150%"/>
      <style:text-properties fo:font-variant="normal" fo:text-transform="none" fo:color="#000000" style:font-name="Verdana" fo:font-size="11pt" fo:letter-spacing="normal" fo:font-style="normal" fo:font-weight="normal" officeooo:rsid="00194e31" officeooo:paragraph-rsid="00198e72" style:font-size-asian="11pt" style:font-size-complex="11pt"/>
    </style:style>
    <style:style style:name="P20" style:family="paragraph" style:parent-style-name="Standard" style:list-style-name="">
      <loext:graphic-properties draw:fill="solid" draw:fill-color="#ffffff"/>
      <style:paragraph-properties fo:margin-top="0in" fo:margin-bottom="0in" loext:contextual-spacing="false" style:line-height-at-least="0.2335in" fo:text-align="justify" style:justify-single-word="false" fo:orphans="2" fo:widows="2" fo:background-color="#ffffff"/>
      <style:text-properties fo:font-variant="normal" fo:text-transform="none" fo:color="#000000" style:font-name="aakar" fo:font-size="14pt" fo:letter-spacing="normal" fo:font-style="normal" fo:font-weight="bold" officeooo:rsid="00194e31" officeooo:paragraph-rsid="00194e31" style:font-name-asian="Times New Roman" style:font-size-asian="14pt" style:font-weight-asian="bold" style:font-name-complex="Tahoma" style:font-size-complex="12pt" style:font-weight-complex="bold"/>
    </style:style>
    <style:style style:name="P21" style:family="paragraph" style:parent-style-name="Standard" style:list-style-name="">
      <loext:graphic-properties draw:fill="solid" draw:fill-color="#ffffff"/>
      <style:paragraph-properties fo:margin-top="0in" fo:margin-bottom="0in" loext:contextual-spacing="false" fo:line-height="150%" fo:text-align="justify" style:justify-single-word="false" fo:orphans="2" fo:widows="2" fo:background-color="#ffffff"/>
      <style:text-properties fo:font-variant="normal" fo:text-transform="none" fo:color="#000000" style:font-name="aakar" fo:font-size="12pt" fo:letter-spacing="normal" fo:font-style="normal" fo:font-weight="bold" officeooo:rsid="00198e72" officeooo:paragraph-rsid="00198e72" style:font-name-asian="Times New Roman" style:font-size-asian="12pt" style:font-weight-asian="bold" style:font-name-complex="Tahoma" style:font-size-complex="12pt" style:font-weight-complex="bold"/>
    </style:style>
    <style:style style:name="P22" style:family="paragraph" style:parent-style-name="Text_20_body" style:list-style-name="L1">
      <style:paragraph-properties fo:orphans="2" fo:widows="2"/>
      <style:text-properties fo:font-variant="normal" fo:text-transform="none" fo:color="#000000" style:font-name="Vemana2000" fo:font-size="11pt" fo:letter-spacing="normal" fo:font-style="normal" fo:font-weight="normal" style:font-size-asian="11pt" style:font-size-complex="11pt"/>
    </style:style>
    <style:style style:name="P23" style:family="paragraph" style:parent-style-name="Text_20_body" style:list-style-name="L2">
      <style:paragraph-properties fo:orphans="2" fo:widows="2"/>
      <style:text-properties fo:font-size="14pt" style:font-size-asian="14pt" style:font-size-complex="14pt"/>
    </style:style>
    <style:style style:name="P24" style:family="paragraph" style:parent-style-name="Text_20_body" style:list-style-name="L1">
      <style:paragraph-properties fo:margin-top="0in" fo:margin-bottom="0in" loext:contextual-spacing="false" fo:orphans="2" fo:widows="2"/>
      <style:text-properties fo:font-variant="normal" fo:text-transform="none" fo:color="#000000" style:font-name="Vemana2000" fo:font-size="11pt" fo:letter-spacing="normal" fo:font-style="normal" fo:font-weight="normal" style:font-size-asian="11pt" style:font-size-complex="11pt"/>
    </style:style>
    <style:style style:name="P25" style:family="paragraph" style:parent-style-name="Subtitle" style:list-style-name="WWNum2">
      <style:paragraph-properties fo:margin-left="0.5in" fo:margin-right="-0.2299in" fo:line-height="150%" fo:text-align="justify" style:justify-single-word="false" fo:text-indent="0.25in" style:auto-text-indent="false"/>
      <style:text-properties style:font-name="Verdana" fo:font-size="11pt" fo:font-weight="normal" officeooo:paragraph-rsid="00198e72" style:font-size-asian="11pt" style:font-weight-asian="normal" style:font-size-complex="11pt"/>
    </style:style>
    <style:style style:name="P26" style:family="paragraph" style:parent-style-name="Subtitle" style:list-style-name="WWNum2">
      <style:paragraph-properties fo:margin-left="0.5in" fo:margin-right="-0.2299in" fo:line-height="150%" fo:text-align="justify" style:justify-single-word="false" fo:text-indent="0.25in" style:auto-text-indent="false"/>
      <style:text-properties officeooo:paragraph-rsid="00198e72"/>
    </style:style>
    <style:style style:name="T1" style:family="text">
      <style:text-properties officeooo:rsid="0018e064"/>
    </style:style>
    <style:style style:name="T2" style:family="text">
      <style:text-properties officeooo:rsid="00194de1"/>
    </style:style>
    <style:style style:name="T3" style:family="text">
      <style:text-properties fo:font-variant="normal" fo:text-transform="none" fo:color="#000000" style:font-name="Verdana1" fo:letter-spacing="normal" fo:font-style="normal" fo:font-weight="normal"/>
    </style:style>
    <style:style style:name="T4" style:family="text">
      <style:text-properties fo:font-variant="normal" fo:text-transform="none" fo:color="#000000" style:font-name="aakar" fo:letter-spacing="normal" fo:font-style="normal" fo:font-weight="normal"/>
    </style:style>
    <style:style style:name="T5" style:family="text">
      <style:text-properties fo:font-variant="normal" fo:text-transform="none" fo:color="#000000" style:font-name="aakar" fo:letter-spacing="normal" fo:font-style="normal" fo:font-weight="bold"/>
    </style:style>
    <style:style style:name="T6" style:family="text">
      <style:text-properties fo:font-variant="normal" fo:text-transform="none" fo:color="#000000" fo:letter-spacing="normal" fo:font-style="normal" officeooo:rsid="0018e064"/>
    </style:style>
    <style:style style:name="T7" style:family="text">
      <style:text-properties fo:font-variant="normal" fo:text-transform="none" fo:color="#000000" fo:letter-spacing="normal" fo:font-style="normal" officeooo:rsid="00194de1"/>
    </style:style>
    <style:style style:name="T8" style:family="text">
      <style:text-properties style:font-name="Verdana" fo:font-size="11pt" style:font-size-asian="11pt" style:font-size-complex="11pt"/>
    </style:style>
    <style:style style:name="T9" style:family="text">
      <style:text-properties style:font-name="Verdana" fo:font-size="11pt" officeooo:rsid="00198e72" style:font-size-asian="11pt" style:font-size-complex="11pt"/>
    </style:style>
    <style:style style:name="T10" style:family="text">
      <style:text-properties style:font-name="Verdana" fo:font-size="11pt" fo:font-weight="normal" style:font-size-asian="11pt" style:font-weight-asian="normal" style:font-size-complex="11pt"/>
    </style:style>
    <style:style style:name="T11" style:family="text">
      <style:text-properties style:text-underline-style="none" officeooo:rsid="0018e064" style:font-weight-asian="normal" style:font-weight-complex="normal"/>
    </style:style>
    <style:style style:name="T12" style:family="text">
      <style:text-properties fo:font-style="italic" style:font-style-asian="italic" style:font-style-complex="italic"/>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lumni Information Database</text:p>
      <text:p text:style-name="P6">Objective:</text:p>
      <text:p text:style-name="P6"/>
      <text:p text:style-name="P2"><text:span text:style-name="T1"><text:tab/>T</text:span>he aim of this project is to build a system that will be able to manage alumni data of a college and provide easy access to the same.</text:p>
      <text:p text:style-name="P2"><text:s text:c="18"/></text:p>
      <text:p text:style-name="P2"><text:tab/>New college students will be initially given a student login ID <text:span text:style-name="T1">which will be same as their Amrita Student ID. The system will automatically list all college students as alumni on their graduation and their account status will be transferred from the student module to the alumni module. Users will be prompted to update social network details such as their Facebook, LinkedIn and Twitter handles.</text:span></text:p>
      <text:p text:style-name="P2"/>
      <text:p text:style-name="P3"><text:tab/><text:span text:style-name="T12">*Alumni will also be able to provide public posts on the system about possible job opportunities or other college related news. Since it is unlikely that alumni will check the system frequently the system will be able collate all public posts and create a newsletter that can be emailed to all alumni. *</text:span></text:p>
      <text:p text:style-name="P15"/>
      <text:p text:style-name="P3"><text:tab/><text:span text:style-name="T12">*The system will also privacy features. Users can determine what information they want to share and also whom they want to share it with. For example users can choose to share their Facebook profile name and mobile number with alumni who graduated in the same year as them.*</text:span></text:p>
      <text:p text:style-name="P15"/>
      <text:p text:style-name="P4"><text:span text:style-name="T11"><text:tab/></text:span><text:span text:style-name="T6">This java project uses J</text:span><text:span text:style-name="T7">DBC</text:span><text:span text:style-name="T6"> connectivity, Servlet, and Java server pages for the front end and Oracle database server for the back end. Alumini Management System online web portal which allows users to book the alumini reservation through online/internet.</text:span></text:p>
      <text:p text:style-name="P7"/>
      <text:h text:style-name="P13" text:outline-level="3">Tools to be used</text:h>
      <text:list xml:id="list1271058657" text:style-name="L1">
        <text:list-item>
          <text:p text:style-name="P24">Use any IDE to develop the project. It may be STS/Myeclipse / Eclipse / Netbeans .</text:p>
        </text:list-item>
        <text:list-item>
          <text:p text:style-name="P24">MySQL/ Oracle 10g for the database.</text:p>
        </text:list-item>
        <text:list-item>
          <text:p text:style-name="P22">Server: Apache Tomcat/ Jboss / Glassfish / Weblogic/ Webspher<text:span text:style-name="T2">e</text:span></text:p>
        </text:list-item>
      </text:list>
      <text:h text:style-name="P12" text:outline-level="3">Front End and Back End</text:h>
      <text:list xml:id="list577029212" text:style-name="L2">
        <text:list-item>
          <text:p text:style-name="P23"><text:span text:style-name="T5">Front End</text:span><text:span text:style-name="T3">: </text:span><text:span text:style-name="T4">JSP,JDBC, Javascript, AJAX</text:span></text:p>
        </text:list-item>
        <text:list-item>
          <text:p text:style-name="P23"><text:span text:style-name="T5">Back End</text:span><text:span text:style-name="T3">: </text:span><text:span text:style-name="T4">MySQL / Oracle</text:span></text:p>
        </text:list-item>
      </text:list>
      <text:p text:style-name="P11"><text:soft-page-break/></text:p>
      <text:p text:style-name="P10">Software Requirements </text:p>
      <text:list xml:id="list1899989864" text:style-name="L3">
        <text:list-item>
          <text:p text:style-name="P16">Web Presentation<text:tab/><text:tab/><text:tab/>:<text:tab/>HTML, CSS </text:p>
        </text:list-item>
        <text:list-item>
          <text:p text:style-name="P17">Client – side Scripting<text:tab/><text:tab/>:<text:tab/>JavaScript </text:p>
        </text:list-item>
        <text:list-item>
          <text:p text:style-name="P17">Programming Language<text:tab/><text:tab/>:<text:tab/>Java</text:p>
        </text:list-item>
        <text:list-item>
          <text:p text:style-name="P17">Web based Technologies<text:tab/><text:tab/>:<text:tab/>Servlets, JSP </text:p>
        </text:list-item>
        <text:list-item>
          <text:p text:style-name="P17">Database Connectivity <text:tab/><text:tab/>: <text:tab/>JDBC</text:p>
        </text:list-item>
        <text:list-item>
          <text:p text:style-name="P17">Java Version<text:tab/><text:tab/><text:tab/><text:tab/>:<text:tab/>JDK1.5</text:p>
        </text:list-item>
        <text:list-item>
          <text:p text:style-name="P17">Backend Database<text:tab/><text:tab/><text:tab/>:<text:tab/>Oracle 9i</text:p>
        </text:list-item>
        <text:list-item>
          <text:p text:style-name="P18"><text:span text:style-name="T8">Operating System<text:tab/><text:tab/><text:tab/>:<text:tab/>Windows </text:span><text:span text:style-name="T9">10,</text:span><text:span text:style-name="T8"> LINUX</text:span></text:p>
        </text:list-item>
        <text:list-item>
          <text:p text:style-name="P17">Web Server<text:tab/><text:tab/><text:tab/><text:tab/>: <text:tab/>Tomcat 5.5</text:p>
        </text:list-item>
        <text:list-item>
          <text:p text:style-name="P19">Browser<text:tab/><text:tab/><text:tab/><text:tab/>:<text:tab/>IE/Mozilla</text:p>
        </text:list-item>
      </text:list>
      <text:h text:style-name="P20" text:outline-level="2"/>
      <text:p text:style-name="P14">Hardware Requirements (minimum):-</text:p>
      <text:list xml:id="list135367954" text:style-name="WWNum2">
        <text:list-item>
          <text:p text:style-name="P25">Pentium processor <text:s text:c="4"/><text:tab/>:<text:tab/>512 MHZ</text:p>
        </text:list-item>
        <text:list-item>
          <text:p text:style-name="P25">RAM Capacity <text:s text:c="9"/><text:tab/>: <text:s text:c="4"/><text:tab/>1GB </text:p>
        </text:list-item>
        <text:list-item>
          <text:p text:style-name="P25">Hard Disk <text:tab/><text:tab/><text:tab/>:<text:tab/>40GB </text:p>
        </text:list-item>
        <text:list-item>
          <text:p text:style-name="P26"><text:span text:style-name="T10">CD-ROM Drive </text:span><text:span text:style-name="T8"><text:s text:c="8"/></text:span><text:span text:style-name="T10"><text:tab/>:</text:span><text:span text:style-name="T8"> <text:s text:c="6"/><text:tab/></text:span><text:span text:style-name="T10">32 HZ</text:span></text:p>
        </text:list-item>
        <text:list-item>
          <text:p text:style-name="P26"><text:span text:style-name="T10">Keyboard<text:tab/> <text:s text:c="2"/></text:span><text:span text:style-name="T8"><text:s text:c="8"/><text:tab/></text:span><text:span text:style-name="T10">: </text:span><text:span text:style-name="T8"><text:s text:c="3"/><text:tab/></text:span><text:span text:style-name="T10">108 Standard</text:span></text:p>
        </text:list-item>
        <text:list-item>
          <text:p text:style-name="P25">Mouse<text:tab/><text:tab/><text:tab/>:<text:tab/>Optical</text:p>
        </text:list-item>
        <text:list-item>
          <text:p text:style-name="P25">Monitor<text:tab/><text:tab/><text:tab/>:<text:tab/>15’’ Color Monitor</text:p>
        </text:list-item>
      </text:list>
      <text:h text:style-name="P21" text:outline-level="2"/>
      <text:p text:style-name="P9"/>
      <text:p text:style-name="P8"/>
      <text:p text:style-name="P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Lohit Devanagari1" svg:font-family="'Lohit Devanagari'"/>
    <style:font-face style:name="Verdana1" svg:font-family="Verdana, sans-serif"/>
    <style:font-face style:name="Abyssinica SIL" svg:font-family="'Abyssinica SIL'" style:font-pitch="variable"/>
    <style:font-face style:name="Vemana2000" svg:font-family="Vemana2000" style:font-pitch="variable"/>
    <style:font-face style:name="aakar" svg:font-family="aakar"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ubtitle" style:family="paragraph" style:parent-style-name="Standard" style:default-outline-level="" style:class="chapter">
      <style:text-properties fo:font-size="14pt" fo:font-weight="bold" style:font-size-asian="14pt"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fo:font-size="12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1" style:display-name="ListLabel 1" style:family="text">
      <style:text-properties style:font-name="Verdana" fo:font-family="Verdana" style:font-family-generic="roman" style:font-pitch="variable" fo:font-size="11pt" fo:font-weight="bold"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9T09:45:23.587407517</meta:creation-date>
    <dc:date>2019-09-30T17:41:49.657966591</dc:date>
    <meta:editing-duration>P1DT2H22M14S</meta:editing-duration>
    <meta:editing-cycles>4</meta:editing-cycles>
    <meta:generator>LibreOffice/6.0.7.3$Linux_X86_64 LibreOffice_project/00m0$Build-3</meta:generator>
    <meta:document-statistic meta:table-count="0" meta:image-count="0" meta:object-count="0" meta:page-count="2" meta:paragraph-count="34" meta:word-count="391" meta:character-count="2299" meta:non-whitespace-character-count="1852"/>
  </office:meta>
</office:document-meta>
</file>